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.3957in" fo:margin-right="0in" fo:text-indent="-0.2083in" style:auto-text-indent="false">
        <style:tab-stops/>
      </style:paragraph-properties>
      <style:text-properties style:font-name="Nimbus Sans L" fo:font-size="12pt" fo:font-weight="bold" style:font-name-asian="Monospace" style:font-size-asian="12pt" style:font-weight-asian="bold" style:font-name-complex="Monospace" style:font-size-complex="12pt" style:font-weight-complex="bold"/>
    </style:style>
    <style:style style:name="P2" style:family="paragraph" style:parent-style-name="Standard">
      <style:paragraph-properties fo:margin-left="0.3957in" fo:margin-right="0in" fo:text-indent="-0.2083in" style:auto-text-indent="false">
        <style:tab-stops/>
      </style:paragraph-properties>
      <style:text-properties style:font-name="Nimbus Roman No9 L" fo:font-size="12pt" style:font-size-asian="12pt" style:font-size-complex="12pt"/>
    </style:style>
    <style:style style:name="P3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fo:color="#000000" style:font-name="Nimbus Roman No9 L" fo:font-size="12pt" style:font-name-asian="Monospace" style:font-size-asian="12pt" style:font-name-complex="Monospace" style:font-size-complex="12pt"/>
    </style:style>
    <style:style style:name="P4" style:family="paragraph" style:parent-style-name="Standard">
      <style:paragraph-properties fo:margin-left="0.3957in" fo:margin-right="0in" fo:text-align="start" style:justify-single-word="false" fo:text-indent="-0.2083in" style:auto-text-indent="false" style:text-autospace="none">
        <style:tab-stops/>
      </style:paragraph-properties>
      <style:text-properties style:font-name="Nimbus Roman No9 L" fo:font-size="12pt" style:font-name-asian="Monospace" style:font-size-asian="12pt" style:font-name-complex="Monospace" style:font-size-complex="12pt"/>
    </style:style>
    <style:style style:name="T1" style:family="text">
      <style:text-properties fo:color="#000000"/>
    </style:style>
    <style:style style:name="T2" style:family="text">
      <style:text-properties style:font-name="Nimbus Mono 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font-name="Nimbus Mono 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start a new ModelibraWicket project:</text:p>
      <text:p text:style-name="P2"/>
      <text:p text:style-name="P3">if not already done, checkout the ModelibraWicketCss and ModelibraWicketSkeleton projects from SVN repository, otherwise update both projects to have the last versions</text:p>
      <text:p text:style-name="P3"/>
      <text:p text:style-name="P4"><text:span text:style-name="T1">export the ModelibraWicketSkeleton project without </text:span>the <text:span text:style-name="T2">css</text:span>, <text:span text:style-name="T2">template</text:span>, <text:span text:style-name="T2">classes</text:span> and <text:span text:style-name="T2">lib</text:span> directories to a new location outside the Eclipse workspace: <text:span text:style-name="T3">File/Export.../General/File System</text:span> (use the <text:span text:style-name="T3">Create directory structure for files</text:span> option)</text:p>
      <text:p text:style-name="P4"/>
      <text:p text:style-name="P4">rename the project directory to reflect your own project</text:p>
      <text:p text:style-name="P4"/>
      <text:p text:style-name="P4">rename the Eclipse project to your own project using an ordinary text editor</text:p>
      <text:p text:style-name="P4"/>
      <text:p text:style-name="P4">import the project into Eclipse (<text:span text:style-name="T3">File/Import.../Existing Projects into Workspace</text:span>)</text:p>
      <text:p text:style-name="P4"/>
      <text:p text:style-name="P4">select the project and use the pop-up menu: <text:span text:style-name="T3">Team/Share Project...</text:span> (use the <text:span text:style-name="T3">SVN repository</text:span>; share the project under the trunk directory)</text:p>
      <text:p text:style-name="P4"/>
      <text:p text:style-name="P4">commit the new project</text:p>
      <text:p text:style-name="P4"/>
      <text:p text:style-name="P4">define by <text:span text:style-name="T3">Team/Set Property...</text:span> the <text:span text:style-name="T2">svn:ignore</text:span> property at the project's root directory for the <text:span text:style-name="T2">css</text:span> and <text:span text:style-name="T2">template</text:span> directories</text:p>
      <text:p text:style-name="P4"/>
      <text:p text:style-name="P4">define by <text:span text:style-name="T3">Team/Set Property...</text:span> the <text:span text:style-name="T2">svn:ignore</text:span> property at the <text:span text:style-name="T2">WEB-INF</text:span> directory for the <text:span text:style-name="T2">classes</text:span>, <text:span text:style-name="T2">logs</text:span> and <text:span text:style-name="T2">lib</text:span> directories</text:p>
      <text:p text:style-name="P4"/>
      <text:p text:style-name="P4">commit by <text:span text:style-name="T3">Team/Commit...</text:span> local changes to the repository</text:p>
      <text:p text:style-name="P4"/>
      <text:p text:style-name="P4">update by <text:span text:style-name="T3">Team/Update</text:span> changes from the repository to the local version</text:p>
      <text:p text:style-name="P4"/>
      <text:p text:style-name="P4">copy the <text:span text:style-name="T2">css</text:span> directory from the <text:span text:style-name="T1">ModelibraWicketCss</text:span> project to the new project</text:p>
      <text:p text:style-name="P4"/>
      <text:p text:style-name="P4">copy the <text:span text:style-name="T2">template</text:span> and <text:span text:style-name="T2">lib</text:span> directories from the <text:span text:style-name="T1">ModelibraWicketSkeleton</text:span> project to the new project</text:p>
      <text:p text:style-name="P4"/>
      <text:p text:style-name="P4">design a domain model in ModelibraModeler and save it in the <text:span text:style-name="T2">mm</text:span> directory</text:p>
      <text:p text:style-name="P4"/>
      <text:p text:style-name="P4">generate the <text:span text:style-name="T2">reusable-model-config.xml</text:span> file (use the minimal configuration) from ModelibraModeler into the <text:span text:style-name="T2">WEB-INF/config</text:span> directory</text:p>
      <text:p text:style-name="P4"/>
      <text:p text:style-name="P4">refresh the project to examine the <text:span text:style-name="T2">reusable-model-config.xml</text:span> file (improve the format if necessary)</text:p>
      <text:p text:style-name="P4"/>
      <text:p text:style-name="P4">in the <text:span text:style-name="T2">dm.gen.DmGenerator</text:span> <text:span text:style-name="T4">class</text:span> change the <text:span text:style-name="T2">DOMAIN_CODE</text:span> constant to your domain code (if not sure, check the <text:span text:style-name="T2">reusable-model-config.xml</text:span> file)</text:p>
      <text:p text:style-name="P4"/>
      <text:p text:style-name="P4">run the main method of the <text:span text:style-name="T2">DmGenerator</text:span> <text:span text:style-name="T4">class</text:span> as Java application</text:p>
      <text:p text:style-name="P4"/>
      <text:p text:style-name="P4">refresh the project to see the generated code, data and <text:span text:style-name="T2">web.xml</text:span> configuration</text:p>
      <text:p text:style-name="P4"/>
      <text:p text:style-name="P4">in the generated Java classes use <text:span text:style-name="T3">Ctrl-Shift </text:span><text:span text:style-name="T5">with the left hand and </text:span><text:span text:style-name="T3">O-F-S</text:span> with the right hand to clean imports, format the code and save it</text:p>
      <text:p text:style-name="P4"/>
      <text:p text:style-name="P4">commit by <text:span text:style-name="T3">Team/Commit...</text:span> local changes to the repository (<text:span text:style-name="T3">Select</text:span> all unversioned files)</text:p>
      <text:p text:style-name="P4"/>
      <text:p text:style-name="P4">update by <text:span text:style-name="T3">Team/Update</text:span> changes from the repository to the local version</text:p>
      <text:p text:style-name="P4"/>
      <text:p text:style-name="P4">run the main method of the <text:span text:style-name="T2">Start</text:span> <text:span text:style-name="T4">class</text:span> to start the Jetty server</text:p>
      <text:p text:style-name="P4"/>
      <text:p text:style-name="P4">use the ModelibraWicket application in your browser: <text:span text:style-name="T3">http://localhost:8081/ </text:span></text:p>
      <text:p text:style-name="P4"/>
      <text:p text:style-name="P4">check the <text:span text:style-name="T2">WEB-INF/logs/info.html</text:span> file for info and error messages</text:p>
      <text:p text:style-name="P4"/>
      <text:p text:style-name="P4">from time to time <text:span text:style-name="T3">Team/Synchronize with Repository</text:span> the <text:span text:style-name="T1">ModelibraWicketCss project to see if there are new versions of files in the </text:span><text:span text:style-name="T6">css</text:span><text:span text:style-name="T1"> directory; copy only the modified files to your project</text:span></text:p>
      <text:p text:style-name="P4"/>
      <text:p text:style-name="P4">from time to time <text:span text:style-name="T3">Team/Synchronize with Repository</text:span> the <text:span text:style-name="T1">ModelibraWicketSkeleton project to see if there are new versions of files in the </text:span><text:span text:style-name="T6">template</text:span><text:span text:style-name="T1"> and </text:span><text:span text:style-name="T6">lib</text:span><text:span text:style-name="T1"> directories; copy only the modified files to your proj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Monospace" svg:font-family="Monospace" style:font-pitch="fixed"/>
    <style:font-face style:name="Nimbus Mono L" svg:font-family="'Nimbus Mono L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Dzenan Ridjanovic</meta:initial-creator>
    <meta:creation-date>2008-01-05T16:56:26</meta:creation-date>
    <dc:date>2008-11-11T16:04:50</dc:date>
    <dc:language>en-US</dc:language>
    <meta:editing-cycles>10</meta:editing-cycles>
    <meta:editing-duration>PT3H3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8" meta:word-count="456" meta:character-count="2843"/>
  </office:meta>
</office:document-meta>
</file>